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automatic-styles>
    <style:style style:name="ingredients" style:family="table">
      <style:table-properties style:width="16cm" table:align="margins"/>
    </style:style>
    <style:style style:name="ingredients.A" style:family="table-column">
      <style:table-column-properties style:column-width="7.999cm" style:rel-column-width="4535*"/>
    </style:style>
    <style:style style:name="ingredients.B" style:family="table-column">
      <style:table-column-properties style:column-width="8.001cm" style:rel-column-width="4536*"/>
    </style:style>
    <style:style style:name="P1" style:family="paragraph" style:parent-style-name="Standard" style:list-style-name="L1">
      <style:text-properties style:font-name="Cantarell" fo:language="en" fo:country="AU" officeooo:rsid="001261e8" officeooo:paragraph-rsid="001261e8" style:font-name-asian="FreeMono" style:font-name-complex="FreeMono"/>
    </style:style>
    <style:style style:name="P2" style:family="paragraph" style:parent-style-name="Standard">
      <style:text-properties style:font-name="Cantarell" fo:language="en" fo:country="AU" officeooo:rsid="001261e8" officeooo:paragraph-rsid="001261e8" style:font-name-asian="FreeMono" style:font-name-complex="FreeMono"/>
    </style:style>
    <style:style style:name="P3" style:family="paragraph" style:parent-style-name="Standard">
      <style:text-properties style:font-name="Cantarell" fo:language="en" fo:country="AU" officeooo:paragraph-rsid="001261e8"/>
    </style:style>
    <style:style style:name="P4" style:family="paragraph" style:parent-style-name="Standard">
      <style:text-properties style:font-name="Cantarell" fo:language="en" fo:country="AU" officeooo:rsid="001261e8" officeooo:paragraph-rsid="001261e8"/>
    </style:style>
    <style:style style:name="P5" style:family="paragraph" style:parent-style-name="Standard" style:list-style-name="L1">
      <style:paragraph-properties text:number-lines="false" text:line-number="0"/>
      <style:text-properties style:font-name="Charter" fo:language="en" fo:country="AU"/>
    </style:style>
    <style:style style:name="P6" style:family="paragraph" style:parent-style-name="Heading_20_2">
      <style:text-properties style:font-name="Cantarell" fo:font-size="12pt" fo:language="en" fo:country="AU" style:font-size-asian="12pt" style:font-size-complex="12pt"/>
    </style:style>
    <style:style style:name="P7" style:family="paragraph" style:parent-style-name="Table_20_Contents">
      <style:text-properties style:font-name="Cantarell" fo:language="en" fo:country="AU" officeooo:rsid="001261e8" officeooo:paragraph-rsid="001261e8"/>
    </style:style>
    <style:style style:name="P8" style:family="paragraph" style:parent-style-name="Heading_20_1">
      <style:text-properties style:font-name="Cantarell" fo:font-size="12pt" fo:language="en" fo:country="AU" officeooo:rsid="001261e8" officeooo:paragraph-rsid="001261e8"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officeooo:rsid="001261e8"/>
    </style:style>
    <style:style style:name="T3" style:family="text">
      <style:text-properties officeooo:rsid="0013e3a3"/>
    </style:style>
    <style:style style:name="T4" style:family="text">
      <style:text-properties officeooo:rsid="0015150c"/>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able:table table:name="ingredients" table:style-name="ingredients">
        <table:table-column table:style-name="ingredients.A"/>
        <table:table-column table:style-name="ingredients.B"/>
        <table:table-row>
          <table:table-cell office:value-type="string">
            <text:p text:style-name="P7"><text:span text:style-name="T4">650</text:span>g medium potatoes, diced</text:p>
          </table:table-cell>
          <table:table-cell office:value-type="string">
            <text:p text:style-name="P3">¼ teaspoon <text:span text:style-name="T2">ground turmeric</text:span></text:p>
          </table:table-cell>
        </table:table-row>
        <table:table-row>
          <table:table-cell office:value-type="string">
            <text:p text:style-name="P7">6 tablespoon vegetable oil</text:p>
          </table:table-cell>
          <table:table-cell office:value-type="string">
            <text:p text:style-name="P7">1 teaspoon salt</text:p>
          </table:table-cell>
        </table:table-row>
        <table:table-row>
          <table:table-cell office:value-type="string">
            <text:p text:style-name="P7">1 tablespoon black mustard seeds</text:p>
          </table:table-cell>
          <table:table-cell office:value-type="string">
            <text:p text:style-name="P4">¼ teaspoon cayenne pepper</text:p>
          </table:table-cell>
        </table:table-row>
      </table:table>
      <text:p text:style-name="P3"><text:span text:style-name="T1"/></text:p>
      <text:h text:style-name="P6" text:outline-level="2">Method</text:h>
      <text:list xml:id="list4498758495329453686" text:style-name="L1">
        <text:list-item>
          <text:p text:style-name="P1">Heat oil to medium in a frying pan.</text:p>
        </text:list-item>
        <text:list-item>
          <text:p text:style-name="P1">As soon as oil is hot, put in the mustard seeds. </text:p>
        </text:list-item>
        <text:list-item>
          <text:p text:style-name="P1">When mustard seeds begin to pop, put in the turmeric.</text:p>
        </text:list-item>
        <text:list-item>
          <text:p text:style-name="P1">Put in the potatoes, stir and fry for a minute.</text:p>
        </text:list-item>
        <text:list-item>
          <text:p text:style-name="P1">Cover the potatoes and turn to low.</text:p>
        </text:list-item>
        <text:list-item>
          <text:p text:style-name="P1">Cook covered for about half an hour or until potatoes are cooked through.</text:p>
        </text:list-item>
        <text:list-item>
          <text:p text:style-name="P1">Stir gently every 5 minutes so potatoes keep there shape.</text:p>
        </text:list-item>
        <text:list-item>
          <text:p text:style-name="P1">When potatoes are done, sprinkle with salt and cayenne pepper.</text:p>
        </text:list-item>
      </text:list>
      <text:p text:style-name="P2"/>
      <text:p text:style-name="P2">Note: I use a gourmet salt rather than just plain table salt <text:span text:style-name="T3">as it has lots of other interesting ingredients that goes perfect with this.</text:span></text:p>
      <text:list xml:id="list105307562319818" text:continue-numbering="true" text:style-name="L1">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Cantarell" fo:font-size="12pt" fo:language="en" fo:country="AU" officeooo:rsid="001261e8" officeooo:paragraph-rsid="001261e8"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Dry Potatoes with Mustard Seeds</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20m0$Build-2</meta:generator>
    <meta:creation-date>2017-05-21T10:40:33.266621098</meta:creation-date>
    <dc:language>en-AU</dc:language>
    <meta:editing-cycles>3</meta:editing-cycles>
    <meta:editing-duration>PT1M8S</meta:editing-duration>
    <meta:initial-creator>Frank Jung</meta:initial-creator>
    <dc:date>2017-05-21T10:53:04.435189152</dc:date>
    <dc:creator>Frank Jung</dc:creator>
    <meta:document-statistic meta:table-count="1" meta:image-count="0" meta:object-count="0" meta:page-count="1" meta:paragraph-count="18" meta:word-count="143" meta:character-count="763" meta:non-whitespace-character-count="645"/>
    <meta:user-defined meta:name="Info 1"/>
    <meta:user-defined meta:name="Info 2"/>
    <meta:user-defined meta:name="Info 3"/>
    <meta:user-defined meta:name="Info 4"/>
    <meta:template xlink:type="simple" xlink:actuate="onRequest" xlink:title="_recipe" xlink:href="../_recipe.ott" meta:date="2017-05-21T10:40:33.014555383"/>
  </office:meta>
</office:document-meta>
</file>